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d87c" officeooo:paragraph-rsid="001cd87c"/>
    </style:style>
    <style:style style:name="P2" style:family="paragraph" style:parent-style-name="Text_20_body">
      <style:text-properties fo:font-variant="normal" fo:text-transform="none" fo:color="#222222" style:font-name="arial" fo:font-size="9pt" fo:letter-spacing="normal" fo:font-style="normal" fo:font-weight="normal" officeooo:rsid="001cd87c" officeooo:paragraph-rsid="001cd87c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widows="1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</text:p>
      <text:p text:style-name="P4"/>
      <text:p text:style-name="P4"/>
      <text:p text:style-name="P4"/>
      <text:p text:style-name="P3">Finding a desirable place on Campus to get homework done isn't always easy.</text:p>
      <text:p text:style-name="P4"/>
      <text:p text:style-name="P3">The software that students have to use to complete their projects and homework is often to expensive for them to buy themselves.</text:p>
      <text:p text:style-name="P4"/>
      <text:p text:style-name="P3">Students end up wandering all over campus to find an open classroom that has what they want.</text:p>
      <text:p text:style-name="P4"/>
      <text:p text:style-name="P3">This is a waste of time.</text:p>
      <text:p text:style-name="P4"/>
      <text:p text:style-name="P4"/>
      <text:p text:style-name="P4"/>
      <text:p text:style-name="P3">When students need a specific software often they will go to the library staff and ask where they can find what they are looking for.</text:p>
      <text:p text:style-name="P4"/>
      <text:p text:style-name="P3">The staff is usually unhelpful responds with a shrug and a sympathetic “sorry”.</text:p>
      <text:p text:style-name="P4"/>
      <text:p text:style-name="P3">And you know this isn't because they're bad at their job, its because they don't have that information readily available.</text:p>
      <text:p text:style-name="P4"/>
      <text:p text:style-name="P3">For Christ sake, I haven’t even gotten that information yet, and I've been looking for it for months.</text:p>
      <text:p text:style-name="P4"/>
      <text:p text:style-name="P4"/>
      <text:p text:style-name="P4"/>
      <text:p text:style-name="P3">Here comes LabFinder</text:p>
      <text:p text:style-name="P4"/>
      <text:p text:style-name="P3">LabFinder is web application that will allow a student from their phone, laptop or any internet connected device, where to find a workspace on campus.</text:p>
      <text:p text:style-name="P4"/>
      <text:p text:style-name="P4"/>
      <text:p text:style-name="P4"/>
      <text:p text:style-name="P4"/>
      <text:p text:style-name="P3">LabFinder will feature a simple UI design that will allow users to search through course schedules and software image data.</text:p>
      <text:p text:style-name="P4"/>
      <text:p text:style-name="P3">Since a lack of convenience is the issue students are facing, convenience and simplicity will be the target goals for LabFinder</text:p>
      <text:p text:style-name="P4"/>
      <text:p text:style-name="P3"><text:soft-page-break/>It'll be like “homework on the beach”</text:p>
      <text:p text:style-name="P4"/>
      <text:p text:style-name="P4"/>
      <text:p text:style-name="P4"/>
      <text:p text:style-name="P3">Currently Champlain uses an application for room scheduling that is similar in format to how LabFinder will look.</text:p>
      <text:p text:style-name="P4"/>
      <text:p text:style-name="P3">However, this application however lacks the ability to search for rooms based on software, while aslo being very limited in the amount of on campus labs.</text:p>
      <text:p text:style-name="P4"/>
      <text:p text:style-name="P3">LabFinder will search through data about EVERY computer on campus, not just computer Labs.</text:p>
      <text:p text:style-name="P4"/>
      <text:p text:style-name="P4"/>
      <text:p text:style-name="P4"/>
      <text:p text:style-name="P4"/>
      <text:p text:style-name="P3">That means library computers. Skiff labs, those 2 PC's in West Hall, the macs by the windows in Foster, the Studio Barn, everything.</text:p>
      <text:p text:style-name="P4"/>
      <text:p text:style-name="P3">You will have the option to view a map of the campus to see exactly where that computer is.</text:p>
      <text:p text:style-name="P4"/>
      <text:p text:style-name="P4"/>
      <text:p text:style-name="P4"/>
      <text:p text:style-name="P4"/>
      <text:p text:style-name="P3">LabFinder will conveniently incorporate all the data about computer labs on campus and present in a simple and interactive way.</text:p>
      <text:p text:style-name="P4"/>
      <text:p text:style-name="P3">Students will get what they need faster and faculty will be relieved of a burde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5:26:56.811000000</meta:creation-date>
    <dc:date>2015-11-13T13:33:38.873000000</dc:date>
    <meta:editing-duration>P0D</meta:editing-duration>
    <meta:editing-cycles>2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22" meta:word-count="346" meta:character-count="2003" meta:non-whitespace-character-count="1677"/>
  </office:meta>
</office:document-meta>
</file>